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visión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pelidos</text:p>
          </table:table-cell>
          <table:table-cell office:value-type="string" calcext:value-type="string">
            <text:p>Clube</text:p>
          </table:table-cell>
          <table:table-cell office:value-type="string" calcext:value-type="string">
            <text:p>Ptos 1</text:p>
          </table:table-cell>
          <table:table-cell office:value-type="string" calcext:value-type="string">
            <text:p>Ptos 2</text:p>
          </table:table-cell>
          <table:table-cell office:value-type="string" calcext:value-type="string">
            <text:p>Ptos 3</text:p>
          </table:table-cell>
          <table:table-cell office:value-type="string" calcext:value-type="string">
            <text:p>Ptos 4</text:p>
          </table:table-cell>
          <table:table-cell office:value-type="string" calcext:value-type="string">
            <text:p>Ptos 5</text:p>
          </table:table-cell>
          <table:table-cell office:value-type="string" calcext:value-type="string">
            <text:p>Puntuación Total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GUILLERMO RODRIGU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RCO FERROL</text:p>
          </table:table-cell>
          <table:table-cell office:value-type="float" office:value="518" calcext:value-type="float">
            <text:p>518</text:p>
          </table:table-cell>
          <table:table-cell office:value-type="float" office:value="536" calcext:value-type="float">
            <text:p>536</text:p>
          </table:table-cell>
          <table:table-cell table:style-name="ce1"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:.I2];1)+LARGE( [.E2:.I2];2)+LARGE( [.E2:.I2];3)"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É DÍAZ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BOA VILA</text:p>
          </table:table-cell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:.I3];1)+LARGE( [.E3:.I3];2)+LARGE( [.E3:.I3];3)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GELA RINCO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EURRI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4:.I4];1)+LARGE( [.E4:.I4];2)+LARGE( [.E4:.I4];3)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EIROAS</text:p>
          </table:table-cell>
          <table:table-cell office:value-type="float" office:value="459" calcext:value-type="float">
            <text:p>459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5:.I5];1)+LARGE( [.E5:.I5];2)+LARGE( [.E5:.I5];3)"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LAURA MATESANZ</text:p>
          </table:table-cell>
          <table:table-cell office:value-type="string" calcext:value-type="string">
            <text:p>ABELLA</text:p>
          </table:table-cell>
          <table:table-cell office:value-type="string" calcext:value-type="string">
            <text:p>ARCO NARON</text:p>
          </table:table-cell>
          <table:table-cell office:value-type="float" office:value="461" calcext:value-type="float">
            <text:p>461</text:p>
          </table:table-cell>
          <table:table-cell office:value-type="float" office:value="504" calcext:value-type="float">
            <text:p>50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6:.I6];1)+LARGE( [.E6:.I6];2)+LARGE( [.E6:.I6];3)"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E VÁZQUE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7:.I7];1)+LARGE( [.E7:.I7];2)+LARGE( [.E7:.I7];3)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A Mª FERNANDEZ</text:p>
          </table:table-cell>
          <table:table-cell office:value-type="string" calcext:value-type="string">
            <text:p>COIRA</text:p>
          </table:table-cell>
          <table:table-cell office:value-type="string" calcext:value-type="string">
            <text:p>ARCO FERROL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8:.I8];1)+LARGE( [.E8:.I8];2)+LARGE( [.E8:.I8];3)"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FIDEL GARC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FLECHAS POR UN TUBO</text:p>
          </table:table-cell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9:.I9];1)+LARGE( [.E9:.I9];2)+LARGE( [.E9:.I9];3)"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VICTOR MANUEL SANTO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398" calcext:value-type="float">
            <text:p>39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0:.I10];1)+LARGE( [.E10:.I10];2)+LARGE( [.E10:.I10];3)"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LUIS FANDIÑO</text:p>
          </table:table-cell>
          <table:table-cell office:value-type="string" calcext:value-type="string">
            <text:p>FRAGA</text:p>
          </table:table-cell>
          <table:table-cell office:value-type="string" calcext:value-type="string">
            <text:p>ADARV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1:.I11];1)+LARGE( [.E11:.I11];2)+LARGE( [.E11:.I11];3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IGUEL OTERO</text:p>
          </table:table-cell>
          <table:table-cell office:value-type="string" calcext:value-type="string">
            <text:p>DADIN</text:p>
          </table:table-cell>
          <table:table-cell office:value-type="string" calcext:value-type="string">
            <text:p>BOA VILA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12:.I12];1)+LARGE( [.E12:.I12];2)+LARGE( [.E12:.I12];3)"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IA INMACULADA LÓPEZ</text:p>
          </table:table-cell>
          <table:table-cell office:value-type="string" calcext:value-type="string">
            <text:p>VENEGAS</text:p>
          </table:table-cell>
          <table:table-cell office:value-type="string" calcext:value-type="string">
            <text:p>THE CUTARC TEAM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3:.I13];1)+LARGE( [.E13:.I13];2)+LARGE( [.E13:.I13];3)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COS RODRÍGUEZ</text:p>
          </table:table-cell>
          <table:table-cell office:value-type="string" calcext:value-type="string">
            <text:p>ALVAR</text:p>
          </table:table-cell>
          <table:table-cell office:value-type="string" calcext:value-type="string">
            <text:p>LUMELAR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4:.I14];1)+LARGE( [.E14:.I14];2)+LARGE( [.E14:.I14];3)"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ª JOSÉ GONZALEZ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ARCO FERROL</text:p>
          </table:table-cell>
          <table:table-cell office:value-type="float" office:value="408" calcext:value-type="float">
            <text:p>408</text:p>
          </table:table-cell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5:.I15];1)+LARGE( [.E15:.I15];2)+LARGE( [.E15:.I15];3)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DRIÁN SOBRADO</text:p>
          </table:table-cell>
          <table:table-cell office:value-type="string" calcext:value-type="string">
            <text:p>LOBATO</text:p>
          </table:table-cell>
          <table:table-cell office:value-type="string" calcext:value-type="string">
            <text:p>BOA VILA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16:.I16];1)+LARGE( [.E16:.I16];2)+LARGE( [.E16:.I16];3)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UAN ANDRES CASALEIR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7:.I17];1)+LARGE( [.E17:.I17];2)+LARGE( [.E17:.I17];3)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DANIEL RODRIGUEZ</text:p>
          </table:table-cell>
          <table:table-cell office:value-type="string" calcext:value-type="string">
            <text:p>CALVETE</text:p>
          </table:table-cell>
          <table:table-cell office:value-type="string" calcext:value-type="string">
            <text:p>ARCO FERRO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8:.I18];1)+LARGE( [.E18:.I18];2)+LARGE( [.E18:.I18];3)"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CIAL RODRÍGU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RQUEROS DE CAMBRE</text:p>
          </table:table-cell>
          <table:table-cell office:value-type="float" office:value="482" calcext:value-type="float">
            <text:p>482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19:.I19];1)+LARGE( [.E19:.I19];2)+LARGE( [.E19:.I19];3)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BLO BELAY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DARVE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0:.I20];1)+LARGE( [.E20:.I20];2)+LARGE( [.E20:.I20];3)"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TRICIA RECHE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 A AGRA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21:.I21];1)+LARGE( [.E21:.I21];2)+LARGE( [.E21:.I21];3)"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ESÚS ANTONIO ALL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FLECHAS POR UN TUBO</text:p>
          </table:table-cell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2:.I22];1)+LARGE( [.E22:.I22];2)+LARGE( [.E22:.I22];3)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A ISABEL VILLA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style-name="ce1"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3:.I23];1)+LARGE( [.E23:.I23];2)+LARGE( [.E23:.I23];3)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FRANCISCO REDONDO</text:p>
          </table:table-cell>
          <table:table-cell office:value-type="string" calcext:value-type="string">
            <text:p>NARGANES</text:p>
          </table:table-cell>
          <table:table-cell office:value-type="string" calcext:value-type="string">
            <text:p>SEURRI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4:.I24];1)+LARGE( [.E24:.I24];2)+LARGE( [.E24:.I24];3)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ROBERTO LOI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DARV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5:.I25];1)+LARGE( [.E25:.I25];2)+LARGE( [.E25:.I25];3)"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ELENA PÉREZ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DARVE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6:.I26];1)+LARGE( [.E26:.I26];2)+LARGE( [.E26:.I26];3)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LEJANDRA PER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7:.I27];1)+LARGE( [.E27:.I27];2)+LARGE( [.E27:.I27];3)"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BLO MENDOZA</text:p>
          </table:table-cell>
          <table:table-cell office:value-type="string" calcext:value-type="string">
            <text:p>CAAMAÑO</text:p>
          </table:table-cell>
          <table:table-cell office:value-type="string" calcext:value-type="string">
            <text:p>ADARVE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8:.I28];1)+LARGE( [.E28:.I28];2)+LARGE( [.E28:.I28];3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NUEL ENRIQUE RELLAN</text:p>
          </table:table-cell>
          <table:table-cell office:value-type="string" calcext:value-type="string">
            <text:p>OANES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9:.I29];1)+LARGE( [.E29:.I29];2)+LARGE( [.E29:.I29];3)"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SERGIO IVAN FERNANDEZ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FLECHAS POR UN TUBO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0:.I30];1)+LARGE( [.E30:.I30];2)+LARGE( [.E30:.I30];3)"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ULA CASTRO</text:p>
          </table:table-cell>
          <table:table-cell office:value-type="string" calcext:value-type="string">
            <text:p>TOSAR</text:p>
          </table:table-cell>
          <table:table-cell office:value-type="string" calcext:value-type="string">
            <text:p>ARQUEROS DE CAMBRE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1:.I31];1)+LARGE( [.E31:.I31];2)+LARGE( [.E31:.I31];3)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IVÁN LOUREIRO</text:p>
          </table:table-cell>
          <table:table-cell office:value-type="string" calcext:value-type="string">
            <text:p>TASENDE</text:p>
          </table:table-cell>
          <table:table-cell office:value-type="string" calcext:value-type="string">
            <text:p>ARCO LARACHA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2:.I32];1)+LARGE( [.E32:.I32];2)+LARGE( [.E32:.I32];3)"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RAFAEL LOJO</text:p>
          </table:table-cell>
          <table:table-cell office:value-type="string" calcext:value-type="string">
            <text:p>SANDINO</text:p>
          </table:table-cell>
          <table:table-cell office:value-type="string" calcext:value-type="string">
            <text:p>BOA VILA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3:.I33];1)+LARGE( [.E33:.I33];2)+LARGE( [.E33:.I33];3)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CELIA SANCHEZ</text:p>
          </table:table-cell>
          <table:table-cell office:value-type="string" calcext:value-type="string">
            <text:p>MATEO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style-name="ce1"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4:.I34];1)+LARGE( [.E34:.I34];2)+LARGE( [.E34:.I34];3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IA CASTELO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5:.I35];1)+LARGE( [.E35:.I35];2)+LARGE( [.E35:.I35];3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LEJANDRO MANUEL SANCH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EURRI</text:p>
          </table:table-cell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LARGE( [.E36:.I36];1)+LARGE( [.E36:.I36];2)+LARGE( [.E36:.I36];3)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CRISTINA BARREIR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ARCO NARON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7:.I37];1)+LARGE( [.E37:.I37];2)+LARGE( [.E37:.I37];3)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E ANGEL POS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8:.I38];1)+LARGE( [.E38:.I38];2)+LARGE( [.E38:.I38];3)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VANESA BLANCO</text:p>
          </table:table-cell>
          <table:table-cell office:value-type="string" calcext:value-type="string">
            <text:p>VEIRAS</text:p>
          </table:table-cell>
          <table:table-cell office:value-type="string" calcext:value-type="string">
            <text:p>ARQUEROS DE CAMBRE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LARGE( [.E39:.I39];1)+LARGE( [.E39:.I39];2)+LARGE( [.E39:.I39];3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AVIER LOP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40:.I40];1)+LARGE( [.E40:.I40];2)+LARGE( [.E40:.I40];3)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TRICIA DIAZ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BOA VILA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41:.I41];1)+LARGE( [.E41:.I41];2)+LARGE( [.E41:.I41];3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DIEGO OTERO</text:p>
          </table:table-cell>
          <table:table-cell office:value-type="string" calcext:value-type="string">
            <text:p>ROMERA</text:p>
          </table:table-cell>
          <table:table-cell office:value-type="string" calcext:value-type="string">
            <text:p>ADARV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LARGE( [.E42:.I42];1)+LARGE( [.E42:.I42];2)+LARGE( [.E42:.I42];3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aus.A1:raus.J42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8T17:11:51.191000000</dc:date>
    <meta:editing-duration>PT7M44S</meta:editing-duration>
    <meta:editing-cycles>1</meta:editing-cycles>
    <meta:document-statistic meta:table-count="1" meta:cell-count="420" meta:object-count="0"/>
    <meta:generator>LibreOffice/24.8.2.1$Windows_X86_64 LibreOffice_project/0f794b6e29741098670a3b95d60478a65d05ef13</meta:generator>
  </office:meta>
</office:document-meta>
</file>